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d8f2" officeooo:paragraph-rsid="000ad8f2"/>
    </style:style>
    <style:style style:name="P2" style:family="paragraph" style:parent-style-name="Standard">
      <style:text-properties officeooo:rsid="000ad8f2" officeooo:paragraph-rsid="000ffa54"/>
    </style:style>
    <style:style style:name="P3" style:family="paragraph" style:parent-style-name="Standard">
      <style:text-properties officeooo:rsid="0012ea70" officeooo:paragraph-rsid="0012ea70"/>
    </style:style>
    <style:style style:name="P4" style:family="paragraph" style:parent-style-name="Standard">
      <style:text-properties officeooo:rsid="00133a1f" officeooo:paragraph-rsid="00133a1f"/>
    </style:style>
    <style:style style:name="P5" style:family="paragraph" style:parent-style-name="Standard" style:list-style-name="L2">
      <style:text-properties officeooo:rsid="00133a1f" officeooo:paragraph-rsid="00133a1f"/>
    </style:style>
    <style:style style:name="P6" style:family="paragraph" style:parent-style-name="Standard">
      <style:text-properties officeooo:paragraph-rsid="00133a1f"/>
    </style:style>
    <style:style style:name="P7" style:family="paragraph" style:parent-style-name="Standard" style:list-style-name="L2">
      <style:text-properties officeooo:paragraph-rsid="00133a1f"/>
    </style:style>
    <style:style style:name="P8" style:family="paragraph" style:parent-style-name="Standard" style:list-style-name="L2">
      <style:text-properties officeooo:rsid="00136cd8" officeooo:paragraph-rsid="00136cd8"/>
    </style:style>
    <style:style style:name="P9" style:family="paragraph" style:parent-style-name="Standard" style:list-style-name="L2">
      <style:text-properties officeooo:rsid="00167659" officeooo:paragraph-rsid="00167659"/>
    </style:style>
    <style:style style:name="P10" style:family="paragraph" style:parent-style-name="Standard">
      <style:text-properties fo:font-weight="bold" officeooo:rsid="000ad8f2" officeooo:paragraph-rsid="000ad8f2" style:font-weight-asian="bold" style:font-weight-complex="bold"/>
    </style:style>
    <style:style style:name="P11" style:family="paragraph" style:parent-style-name="Standard">
      <style:text-properties fo:font-weight="bold" officeooo:rsid="0021fabb" officeooo:paragraph-rsid="0021fabb" style:font-weight-asian="bold" style:font-weight-complex="bold"/>
    </style:style>
    <style:style style:name="P12" style:family="paragraph" style:parent-style-name="Standard">
      <style:text-properties fo:font-weight="normal" officeooo:rsid="002289ce" officeooo:paragraph-rsid="002289ce" style:font-weight-asian="normal" style:font-weight-complex="normal"/>
    </style:style>
    <style:style style:name="P13" style:family="paragraph" style:parent-style-name="Standard">
      <style:text-properties fo:font-weight="normal" officeooo:rsid="00238024" officeooo:paragraph-rsid="00238024" style:font-weight-asian="normal" style:font-weight-complex="normal"/>
    </style:style>
    <style:style style:name="P14" style:family="paragraph" style:parent-style-name="Standard">
      <style:text-properties fo:font-weight="normal" officeooo:rsid="00278077" officeooo:paragraph-rsid="00278077" style:font-weight-asian="normal" style:font-weight-complex="normal"/>
    </style:style>
    <style:style style:name="P15" style:family="paragraph" style:parent-style-name="Standard">
      <style:text-properties fo:font-weight="normal" officeooo:rsid="002a3d9d" officeooo:paragraph-rsid="002a3d9d" style:font-weight-asian="normal" style:font-weight-complex="normal"/>
    </style:style>
    <style:style style:name="P16" style:family="paragraph" style:parent-style-name="Standard">
      <style:text-properties fo:font-weight="normal" officeooo:rsid="002cff00" officeooo:paragraph-rsid="002e5496" style:font-weight-asian="normal" style:font-weight-complex="normal"/>
    </style:style>
    <style:style style:name="P17" style:family="paragraph" style:parent-style-name="Standard">
      <style:text-properties fo:font-weight="normal" officeooo:rsid="00313030" officeooo:paragraph-rsid="00313030" style:font-weight-asian="normal" style:font-weight-complex="normal"/>
    </style:style>
    <style:style style:name="T1" style:family="text">
      <style:text-properties officeooo:rsid="000bf789"/>
    </style:style>
    <style:style style:name="T2" style:family="text">
      <style:text-properties officeooo:rsid="000ffa54"/>
    </style:style>
    <style:style style:name="T3" style:family="text">
      <style:text-properties officeooo:rsid="00133a1f"/>
    </style:style>
    <style:style style:name="T4" style:family="text">
      <style:text-properties officeooo:rsid="00136cd8"/>
    </style:style>
    <style:style style:name="T5" style:family="text">
      <style:text-properties officeooo:rsid="00149434"/>
    </style:style>
    <style:style style:name="T6" style:family="text">
      <style:text-properties officeooo:rsid="00167659"/>
    </style:style>
    <style:style style:name="T7" style:family="text">
      <style:text-properties officeooo:rsid="001760ca"/>
    </style:style>
    <style:style style:name="T8" style:family="text">
      <style:text-properties fo:font-weight="bold" style:font-weight-asian="bold" style:font-weight-complex="bold"/>
    </style:style>
    <style:style style:name="T9" style:family="text">
      <style:text-properties officeooo:rsid="001fc05f"/>
    </style:style>
    <style:style style:name="T10" style:family="text">
      <style:text-properties officeooo:rsid="00238024"/>
    </style:style>
    <style:style style:name="T11" style:family="text">
      <style:text-properties officeooo:rsid="0024be40"/>
    </style:style>
    <style:style style:name="T12" style:family="text">
      <style:text-properties officeooo:rsid="0028e586"/>
    </style:style>
    <style:style style:name="T13" style:family="text">
      <style:text-properties officeooo:rsid="002ba33b"/>
    </style:style>
    <style:style style:name="T14" style:family="text">
      <style:text-properties officeooo:rsid="002d1898"/>
    </style:style>
    <style:style style:name="T15" style:family="text">
      <style:text-properties officeooo:rsid="002e5496"/>
    </style:style>
    <style:style style:name="T16" style:family="text">
      <style:text-properties style:text-position="super 58%" officeooo:rsid="002e5496"/>
    </style:style>
    <style:style style:name="T17" style:family="text">
      <style:text-properties style:text-position="0% 100%"/>
    </style:style>
    <style:style style:name="T18" style:family="text">
      <style:text-properties officeooo:rsid="0032f192"/>
    </style:style>
    <style:style style:name="T19" style:family="text">
      <style:text-properties officeooo:rsid="003394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0</text:p>
      <text:p text:style-name="P1"/>
      <text:p text:style-name="P1"><text:span text:style-name="T8">Problem:</text:span> Overnight delta, if not hedged, can lead to overnight losses experienced at the beginning of May with the crash of China. </text:p>
      <text:p text:style-name="P1"/>
      <text:p text:style-name="P2">Reason: Current strategy is convex to movement of the underlying during the duration of a month. <text:span text:style-name="T2">The max daily loss on each name is designed to be 2%, however, if stocks open with a gap against the position, it will result in potentially unlimited loss up to the entire delta of the position. In the case of a short position, if stock shoots into infinity, it will result in ruin for the entire portfolio. However, it is not possible to be robust to moves in the order of infinity. Let’s take a step back and assume a move of 100% against a position. For both a long and a short stock, this will result in a loss of 100% on the position, which is less than 3% of the portfolio. Portfolio structure is the first defense against idiosyncratic movements in the underlying. </text:span></text:p>
      <text:p text:style-name="P2"/>
      <text:p text:style-name="P3">That said, there is a need to hedge against all-out market risk when markets move a lot againts the <text:span text:style-name="T9">whole portfolio</text:span>. W<text:span text:style-name="T1">hen you have adverse moves overnight, it will result in linear loss, which results in cutting at US open. </text:span>This overnight risk currently is not hedged. </text:p>
      <text:p text:style-name="P3"/>
      <text:p text:style-name="P3"><text:span text:style-name="T1">To attenuate the overnight risk, I have already deleted all stocks which is highly correlated with a non-US market like China. Having a position in stocks like BABA or JD are subject to exogenous shocks in the Chinese markets Chinese economy and trade tensions. </text:span></text:p>
      <text:p text:style-name="P1"/>
      <text:p text:style-name="P10">Solution:</text:p>
      <text:p text:style-name="P6"><text:span text:style-name="T3">Condition of hedging</text:span></text:p>
      <text:list xml:id="list2908834162" text:style-name="L2">
        <text:list-item>
          <text:p text:style-name="P7"><text:span text:style-name="T3">what instruments should be used in hedging?</text:span></text:p>
        </text:list-item>
      </text:list>
      <text:p text:style-name="P6"><text:tab/><text:span text:style-name="T3">Nasdaq micro mini futures. (a.k.a hedger)</text:span></text:p>
      <text:p text:style-name="P6"/>
      <text:list xml:id="list155830136563151" text:continue-numbering="true" text:style-name="L2">
        <text:list-item>
          <text:p text:style-name="P5">What are the conditions of hedging?</text:p>
        </text:list-item>
      </text:list>
      <text:p text:style-name="P4"><text:tab/>Hedger has a <text:span text:style-name="T5">month </text:span>dev which is against portfolio delta. <text:span text:style-name="T4">(a.k.a activation condition). Example: Currently, MNQ </text:span></text:p>
      <text:list xml:id="list155829615792777" text:continue-numbering="true" text:style-name="L2">
        <text:list-header>
          <text:p text:style-name="P5"/>
        </text:list-header>
        <text:list-item>
          <text:p text:style-name="P5">What time should you hedge? </text:p>
          <text:p text:style-name="P8">Anytime that the activation condit<text:span text:style-name="T5">i</text:span>on is true. <text:span text:style-name="T6">If MNQ has a short month dev and if portfolio is longer delta, then should hedge the portfolio. </text:span></text:p>
        </text:list-item>
        <text:list-item>
          <text:p text:style-name="P9">What are potential issues? Firstly, there might be a technical issue with IBAPI where the delta is incorrect or missing components (compensate for this by raising threshold for hedging to an arbitrary significant threshold). Secondly, there might a be components of the position which should not be hedged like bitcoin, because only US stocks should be hedged<text:span text:style-name="T7">(compensate this by computing the aggregate delta only for currency=USD &amp; sectype=stock)</text:span>.</text:p>
        </text:list-item>
      </text:list>
      <text:p text:style-name="P4"/>
      <text:p text:style-name="P1"/>
      <text:p text:style-name="P1"/>
      <text:p text:style-name="P1">Potential issues: hedging error between the index and the portfolio.</text:p>
      <text:p text:style-name="Standard"/>
      <text:p text:style-name="Standard"/>
      <text:p text:style-name="Standard"/>
      <text:p text:style-name="Standard"/>
      <text:p text:style-name="Standard"/>
      <text:p text:style-name="Standard"/>
      <text:p text:style-name="Standard"><text:soft-page-break/></text:p>
      <text:p text:style-name="P11">Followup:</text:p>
      <text:p text:style-name="P12">Hedge on condition: Overnight <text:span text:style-name="T18">session AND</text:span> <text:span text:style-name="T10">position delta offside NQ monthDev.</text:span></text:p>
      <text:p text:style-name="P13"/>
      <text:p text:style-name="P13">Hedge off condition: US <text:span text:style-name="T19">is </text:span>open OR position delta onside NQ monthDev <text:span text:style-name="T11">(same as saying NQ delta offside NQ monthDev). </text:span></text:p>
      <text:p text:style-name="P13"/>
      <text:p text:style-name="P14">Convexity analysis: When position delta is onside NQ monthDev, nothing is done. When market crashes overnight below NQ monthDev, NQ will hedge the portfolio <text:span text:style-name="T12">and limit the loss. </text:span></text:p>
      <text:p text:style-name="P14"/>
      <text:p text:style-name="P15">Risks of the night session is concave if your position is offside because it can blow up to the other direction. <text:span text:style-name="T13">You need to retain the optionality to hedge extreme downside when events happen. </text:span></text:p>
      <text:p text:style-name="P15"/>
      <text:p text:style-name="P16">When position delta is onside NQ monthDev, <text:span text:style-name="T14">once NQ becomes offside, overnight hedger is activated, reducing overnight position to flat</text:span>. </text:p>
      <text:p text:style-name="P16"/>
      <text:p text:style-name="P16">When position delta is against NQ monthDev, position delta has no <text:span text:style-name="T15">safety features and the overnight risk is not controlled. You likely will get into a situation like May 6</text:span><text:span text:style-name="T16">th</text:span><text:span text:style-name="T15"> – china drops 6% overnight, position delta was long 2mm, no safety features were in place to protect the position. </text:span></text:p>
      <text:p text:style-name="P16"/>
      <text:p text:style-name="P17">Overnight risk exposure is one of the key issues with the current strategy. </text:p>
      <text:p text:style-name="P14"/>
      <text:p text:style-name="P14"/>
      <text:p text:style-name="P1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1:40:35.485771350</meta:creation-date>
    <meta:generator>LibreOffice/6.0.7.3$Linux_X86_64 LibreOffice_project/00m0$Build-3</meta:generator>
    <dc:date>2019-05-20T15:58:28.845344388</dc:date>
    <meta:editing-duration>PT4H17M30S</meta:editing-duration>
    <meta:editing-cycles>43</meta:editing-cycles>
    <meta:document-statistic meta:table-count="0" meta:image-count="0" meta:object-count="0" meta:page-count="2" meta:paragraph-count="23" meta:word-count="583" meta:character-count="3466" meta:non-whitespace-character-count="2894"/>
  </office:meta>
</office:document-meta>
</file>